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19" style:parent-style-name="Silné" style:family="text">
      <style:text-properties fo:font-weight="normal" style:font-weight-asian="normal"/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1" style:parent-style-name="Silné" style:family="text">
      <style:text-properties fo:font-weight="normal" style:font-weight-asian="normal"/>
    </style:style>
    <style:style style:name="P22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3" style:parent-style-name="Silné" style:family="text">
      <style:text-properties fo:font-weight="normal" style:font-weight-asian="normal"/>
    </style:style>
    <style:style style:name="T24" style:parent-style-name="Silné" style:family="text">
      <style:text-properties fo:font-weight="normal" style:font-weight-asian="normal"/>
    </style:style>
    <style:style style:name="T25" style:parent-style-name="Silné" style:family="text">
      <style:text-properties fo:font-weight="normal" style:font-weight-asian="normal"/>
    </style:style>
    <style:style style:name="T26" style:parent-style-name="Silné" style:family="text">
      <style:text-properties fo:font-weight="normal" style:font-weight-asian="normal"/>
    </style:style>
    <style:style style:name="T27" style:parent-style-name="Silné" style:family="text">
      <style:text-properties fo:font-weight="normal" style:font-weight-asian="normal"/>
    </style:style>
    <style:style style:name="P2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9" style:parent-style-name="Silné" style:family="text">
      <style:text-properties fo:font-weight="normal" style:font-weight-asian="normal"/>
    </style:style>
    <style:style style:name="T30" style:parent-style-name="Silné" style:family="text">
      <style:text-properties fo:font-weight="normal" style:font-weight-asian="normal"/>
    </style:style>
    <style:style style:name="T31" style:parent-style-name="Silné" style:family="text">
      <style:text-properties fo:font-weight="normal" style:font-weight-asian="normal"/>
    </style:style>
    <style:style style:name="T32" style:parent-style-name="Silné" style:family="text">
      <style:text-properties fo:font-weight="normal" style:font-weight-asian="normal"/>
    </style:style>
    <style:style style:name="P33" style:parent-style-name="Normální" style:family="paragraph">
      <style:text-properties fo:color="#FF0000"/>
    </style:style>
    <style:style style:name="P34" style:parent-style-name="Normální" style:family="paragraph">
      <style:text-properties fo:color="#FF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1/2020<text:bookmark-end text:name="Text14"/></text:p>
            <text:p text:style-name="Normální">KVOP-5916/2020<text:bookmark-end text:name="Text2"/></text:p>
            <text:p text:style-name="Normální"><text:bookmark-start text:name="Text6"/>06. 02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V. P.</text:p>
            <text:p text:style-name="Normální"/>
            <text:p text:style-name="Normální"/>
            <text:p text:style-name="Normální"/>
            <text:p text:style-name="P17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/>
      <text:h text:style-name="Nadpis1" text:outline-level="1"/>
      <text:h text:style-name="Nadpis1" text:outline-level="1">Sdělení o poskytnutí informace<text:s/></text:h>
      <text:p text:style-name="Základnítext">Vážený pane P.,</text:p>
      <text:p text:style-name="Základnítext">dne 3. února 2020 byla do Kanceláře veřejného ochránce práv doručena Vaše žádost podle zákona č. 106/1999 Sb., o svobodném přístupu k informacím, ve znění pozdějších předpisů. Požádal jste o následující informace:</text:p>
      <text:list text:style-name="LFO4" text:continue-numbering="true">
        <text:list-item>
          <text:p text:style-name="P18"><text:span text:style-name="T19">Jakým způsobem a postupem zjišťuje a ověřuje veřejná ochránkyně práv pravdivost svých stanovisek a zpráv, vydávaných na závěr určitého šetření?</text:span></text:p>
        </text:list-item>
        <text:list-item>
          <text:p text:style-name="P20"><text:span text:style-name="T21">Jak ověřila veřejná ochránkyně práv správnost a pravdivost své závěrečné zprávy ke sp. zn. 2392/2017/VOP/JF?</text:span></text:p>
        </text:list-item>
        <text:list-item>
          <text:p text:style-name="P22"><text:span text:style-name="T23">Jak ochránila veřejná ochránkyně práv žadatele před protiprávním nebo nezákonným jednání Ministerstva průmyslu a obchodu ve věci protiprávního jednání Mgr. F</text:span><text:span text:style-name="T24">.<text:s/></text:span><text:span text:style-name="T25">N</text:span><text:span text:style-name="T26">.</text:span><text:span text:style-name="T27">?</text:span></text:p>
        </text:list-item>
        <text:list-item>
          <text:p text:style-name="P28"/>
        </text:list-item>
      </text:list>
      <text:p text:style-name="Základnítext"><text:span text:style-name="Silné">K bodu 1:</text:span></text:p>
      <text:p text:style-name="Základnítext"><text:span text:style-name="T29">Veřejná ochránkyně práv získává podklady pro své závěry v rámci svých kompetencí stanovených zákonem č. 349/1999 Sb., o veřejném ochránci práv, ve znění pozdějších předpisů. Vychází z podkladů ve spise a z vyjádření všech oslovených subjektů.</text:span></text:p>
      <text:p text:style-name="Základnítext"><text:span text:style-name="Silné">K bodu 2:</text:span></text:p>
      <text:p text:style-name="Základnítext"><text:span text:style-name="T30">Veřejná ochránkyně práv formulovala své závěry v případu pod sp. zn. 2392/2017/VOP/JF způsobem popsaným v bodě 1.</text:span></text:p>
      <text:p text:style-name="Základnítext"><text:span text:style-name="Silné">K bodu 3:</text:span></text:p>
      <text:p text:style-name="Základnítext"><text:span text:style-name="T31">Veřejná ochránkyně práv ochránila žadatele před protiprávním nebo nezákonným jednání Ministerstva průmyslu a obchodu ČR (dále jen „MPO“) tím, že prošetřila postup MPO jako správního úřadu. Protože zjistila pochybení, navrhla opatření k nápravě. Při koncipování těchto opatření přihlédla k tomu, že v době vydání závěrečného stanoviska již žadatel na MPO nepracoval, a proto nebylo možné zjednat nápravu přímo vůči němu. Ochránkyně tedy<text:s/></text:span><text:soft-page-break/><text:span text:style-name="T32">navrhla provést sociometrické šetření na MPO a pravidelně všechny zaměstnance MPO proškolovat o otázkách rovného zacházení na pracovišti.</text:span></text:p>
      <text:p text:style-name="Základnítext">S pozdravem</text:p>
      <text:p text:style-name="Základnítext"/>
      <text:p text:style-name="Základnítext"/>
      <text:p text:style-name="Základnítext"/>
      <text:p text:style-name="Základnítext"/>
      <text:p text:style-name="podpis">JUDr. Pavel Pořízek, Ph.D.</text:p>
      <text:p text:style-name="podpis">vedoucí Kanceláře veřejného ochránce práv</text:p>
      <text:p text:style-name="podpis"/>
      <text:p text:style-name="P33"/>
      <text:p text:style-name="Základnítext"/>
      <text:p text:style-name="Základnítext"/>
      <text:p text:style-name="P34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6BWY*</text:span>*KVOPX00A6BWY*</text:p>
        <text:p text:style-name="P12"><text:span text:style-name="T13">KVOPX00A6BWY</text:span>KVOPX00A6BWY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2-11T13:38:00Z</meta:creation-date>
    <dc:date>2020-02-11T13:39:00Z</dc:date>
    <meta:print-date>2020-02-06T10:50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3" meta:word-count="277" meta:character-count="1911" meta:row-count="13" meta:non-whitespace-character-count="1637"/>
  </office:meta>
</office:document-meta>
</file>